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0.5pt" officeooo:rsid="000297be" officeooo:paragraph-rsid="000297be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Lato Medium" fo:font-size="10.5pt" officeooo:rsid="000297be" officeooo:paragraph-rsid="000297be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Lato Medium" officeooo:rsid="000297be" officeooo:paragraph-rsid="000297be"/>
    </style:style>
    <style:style style:name="P4" style:family="paragraph" style:parent-style-name="Standard">
      <style:paragraph-properties fo:text-align="center" style:justify-single-word="false"/>
      <style:text-properties style:font-name="Lato Medium" fo:font-size="12pt" officeooo:rsid="000297be" officeooo:paragraph-rsid="000297b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ato Medium" fo:font-size="12pt" officeooo:rsid="000297be" officeooo:paragraph-rsid="000297b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ato Medium" fo:font-size="12pt" officeooo:rsid="0004583e" officeooo:paragraph-rsid="0004583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ato Medium" fo:font-size="12pt" officeooo:rsid="0006d89f" officeooo:paragraph-rsid="0006d89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ato Medium" fo:font-size="12pt" officeooo:rsid="00076171" officeooo:paragraph-rsid="0007617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ato Medium" fo:font-size="12pt" officeooo:rsid="000afa9a" officeooo:paragraph-rsid="000afa9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ato Medium" fo:font-size="12pt" officeooo:rsid="000afa9a" officeooo:paragraph-rsid="000bf52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ato Medium" fo:font-size="12pt" officeooo:rsid="000efb33" officeooo:paragraph-rsid="000efb3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ato Medium" fo:font-size="12pt" officeooo:rsid="000fab5e" officeooo:paragraph-rsid="000fab5e" style:font-size-asian="10.5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Lato Medium" fo:font-size="12pt" officeooo:rsid="000fab5e" officeooo:paragraph-rsid="000fab5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ato Medium" fo:font-size="12pt" officeooo:rsid="0011a592" officeooo:paragraph-rsid="0011a59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ato Medium" fo:font-size="12pt" officeooo:rsid="0011a592" officeooo:paragraph-rsid="0015a245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ato Medium" fo:font-size="12pt" officeooo:rsid="001228af" officeooo:paragraph-rsid="001228af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ato Medium" fo:font-size="12pt" officeooo:rsid="001380c9" officeooo:paragraph-rsid="001380c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ato Medium" fo:font-size="12pt" officeooo:rsid="0014e8bf" officeooo:paragraph-rsid="0014e8b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ato Medium" fo:font-size="12pt" officeooo:rsid="0015a245" officeooo:paragraph-rsid="0015a245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ato Medium" fo:font-size="12pt" officeooo:rsid="0016cceb" officeooo:paragraph-rsid="0016cceb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ato Medium" fo:font-size="12pt" officeooo:rsid="001725b4" officeooo:paragraph-rsid="001725b4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ato Medium" fo:font-size="12pt" officeooo:rsid="0017433d" officeooo:paragraph-rsid="0017433d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ato Medium" fo:font-size="12pt" officeooo:rsid="000bf52b" officeooo:paragraph-rsid="000bf52b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ato Medium" fo:font-size="12pt" fo:font-weight="normal" officeooo:rsid="000efb33" officeooo:paragraph-rsid="000efb3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Lato Medium" fo:font-size="12pt" fo:font-weight="normal" officeooo:rsid="0011a592" officeooo:paragraph-rsid="0011a59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ato Medium" fo:font-size="16pt" officeooo:rsid="0004583e" officeooo:paragraph-rsid="0004583e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Lato Medium" fo:font-size="16pt" officeooo:rsid="00076171" officeooo:paragraph-rsid="00076171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Lato Medium" fo:font-size="16pt" officeooo:rsid="0006d89f" officeooo:paragraph-rsid="0006d89f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Lato Medium" fo:font-size="16pt" officeooo:rsid="000afa9a" officeooo:paragraph-rsid="000afa9a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Lato Medium" fo:font-size="16pt" officeooo:rsid="001228af" officeooo:paragraph-rsid="001228a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Lato Medium" fo:font-size="16pt" officeooo:rsid="0015a245" officeooo:paragraph-rsid="0015a245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Lato Medium" fo:font-size="16pt" officeooo:rsid="0016cceb" officeooo:paragraph-rsid="0016cceb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Lato Medium" fo:font-size="16pt" officeooo:rsid="0017433d" officeooo:paragraph-rsid="0017433d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Lato Medium" fo:font-size="16pt" officeooo:rsid="001725b4" officeooo:paragraph-rsid="001725b4" style:font-size-asian="16pt" style:font-size-complex="16pt"/>
    </style:style>
    <style:style style:name="P35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Lato Medium" fo:font-size="16pt" fo:font-weight="normal" officeooo:rsid="0011a592" officeooo:paragraph-rsid="0011a592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ato Medium" fo:font-size="60pt" officeooo:rsid="001a6645" officeooo:paragraph-rsid="001a6645" style:font-size-asian="60pt" style:font-size-complex="60pt"/>
    </style:style>
    <style:style style:name="P37" style:family="paragraph" style:parent-style-name="Standard">
      <style:paragraph-properties fo:text-align="start" style:justify-single-word="false"/>
      <style:text-properties style:font-name="Lato Medium" fo:font-size="12pt" officeooo:rsid="000297be" officeooo:paragraph-rsid="000297be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ato Medium" fo:font-size="12pt" officeooo:rsid="0004583e" officeooo:paragraph-rsid="0004583e" style:font-size-asian="10.5pt" style:font-size-complex="12pt"/>
    </style:style>
    <style:style style:name="T1" style:family="text">
      <style:text-properties style:font-name="Lato Medium"/>
    </style:style>
    <style:style style:name="T2" style:family="text">
      <style:text-properties officeooo:rsid="000362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edab" style:font-weight-asian="bold" style:font-weight-complex="bold"/>
    </style:style>
    <style:style style:name="T5" style:family="text">
      <style:text-properties fo:font-weight="bold" officeooo:rsid="000afa9a" style:font-weight-asian="bold" style:font-weight-complex="bold"/>
    </style:style>
    <style:style style:name="T6" style:family="text">
      <style:text-properties fo:font-weight="bold" officeooo:rsid="000fab5e" style:font-weight-asian="bold" style:font-weight-complex="bold"/>
    </style:style>
    <style:style style:name="T7" style:family="text">
      <style:text-properties officeooo:rsid="000654ce"/>
    </style:style>
    <style:style style:name="T8" style:family="text">
      <style:text-properties officeooo:rsid="00076171"/>
    </style:style>
    <style:style style:name="T9" style:family="text">
      <style:text-properties officeooo:rsid="0007edab"/>
    </style:style>
    <style:style style:name="T10" style:family="text">
      <style:text-properties officeooo:rsid="000afa9a"/>
    </style:style>
    <style:style style:name="T11" style:family="text">
      <style:text-properties officeooo:rsid="000bf52b"/>
    </style:style>
    <style:style style:name="T12" style:family="text">
      <style:text-properties officeooo:rsid="000fab5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228af"/>
    </style:style>
    <style:style style:name="T15" style:family="text">
      <style:text-properties officeooo:rsid="001380c9"/>
    </style:style>
    <style:style style:name="T16" style:family="text">
      <style:text-properties officeooo:rsid="0013bd0b"/>
    </style:style>
    <style:style style:name="T17" style:family="text">
      <style:text-properties officeooo:rsid="0015a245"/>
    </style:style>
    <style:style style:name="T18" style:family="text">
      <style:text-properties officeooo:rsid="00192ad3"/>
    </style:style>
    <style:style style:name="T19" style:family="text">
      <style:text-properties officeooo:rsid="001a66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<text:span text:style-name="T1">rogetto del Corso di Programmazione ad Oggetti</text:span></text:p>
      <text:p text:style-name="P2">a.a. 2016 – 201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>Life Fit</text:p>
      <text:p text:style-name="P4"/>
      <text:p text:style-name="P4"/>
      <text:p text:style-name="P4"/>
      <text:p text:style-name="P4"><text:span text:style-name="T19">Riccardo Giorato- 1122158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Versione QtCreator : <text:span text:style-name="T19">4.1.0</text:span></text:p>
      <text:p text:style-name="P5">Versione Qt : <text:span text:style-name="T2">5.7.0</text:span></text:p>
      <text:p text:style-name="P5">Versione GCC : <text:span text:style-name="T2">5.2.1</text:span></text:p>
      <text:p text:style-name="P5">O.S. : <text:span text:style-name="T19">Windows 10 Pro</text:span></text:p>
      <text:p text:style-name="P5"/>
      <text:p text:style-name="P5"/>
      <text:p text:style-name="P5"/>
      <text:p text:style-name="P5"/>
      <text:p text:style-name="P26"><text:soft-page-break/>1) Abstract</text:p>
      <text:p text:style-name="P6"/>
      <text:p text:style-name="P6">Il progetto si propone di realizzare un’applicazione in grado di gestire iscrizioni di Utenti <text:span text:style-name="T19">di una famiglia </text:span>e <text:span text:style-name="T19">le relative attività di movimento e sonno prese da braccialetti come Fitbit.</text:span></text:p>
      <text:p text:style-name="P6">Lo scopo è quello di permettere l’iscrizione o il log-in di <text:span text:style-name="T19">Utenti</text:span> <text:s/><text:span text:style-name="T19">base come figli </text:span>e <text:span text:style-name="T19">Utenti Amministratori come i Genitori</text:span> , una <text:span text:style-name="T19">volta effettuato l’accesso</text:span>, <text:span text:style-name="T19">è possibile aggiungere dati tramite file xml per il proprio utente o modificare le relative informazioni personali.</text:span></text:p>
      <text:p text:style-name="P6"/>
      <text:p text:style-name="P6"/>
      <text:p text:style-name="P6">All’interno del Circolo Tennistico esistono tre tipi di Utenti.</text:p>
      <text:p text:style-name="P6">-<text:span text:style-name="T3">Admin</text:span>: è il proprietario del Circolo e ha pieno accesso a tutti gli a<text:span text:style-name="T7">s</text:span>petti del Circolo.</text:p>
      <text:p text:style-name="P6">Come proprietario non ha accesso alla prenotazione ma può prenotare Partite o Lezioni per <text:s text:c="11"/>altri Utenti che lo richiedono. L’Admin può eliminare la prenotazione di qualsiasi Giocatore o <text:s/>Maestro e può disiscrivere dal Circolo qualsiasi Utente (a parte sé stesso).</text:p>
      <text:p text:style-name="P6">-<text:span text:style-name="T3">Giocatore</text:span>: è un Utente del Circolo di Tennis e, previa Iscrizione o log-in, può prenotare Partite di Tennis a proprio nome e può eliminare Partite da lui prenotate (non può ovviamente eliminare partite prenotate da altri Giocatori). Il Giocatore è libero di disiscriversi in qualsiasi momento dal Circolo e, se aveva delle Partite da lui prenotate, verranno eliminate.</text:p>
      <text:p text:style-name="P6">-<text:span text:style-name="T3">Maestro</text:span>: è un Utente del Circolo di Tennis <text:span text:style-name="T7">e, previa Iscrizione al Circolo o log-in, può prenotare a suo nome Lezioni di Tennis e può eliminare Lezioni da lui prenotate. Il Maestro può disiscriversi dal Circolo e, in quel caso, verrà trovato un altro Maestro (se presente) a cui affidare le Lezioni da lui prenotate, in caso non ci sia un altro Maestro a disposizione le Lezioni verranno eliminate.</text:span></text:p>
      <text:p text:style-name="P6"/>
      <text:p text:style-name="P6"/>
      <text:p text:style-name="P28">2) Parte Logica</text:p>
      <text:p text:style-name="P7"/>
      <text:p text:style-name="P7">Per evitare di generare confu<text:span text:style-name="T8">s</text:span>ione tra parte logica e parte grafica il progetto è stato sviluppato non tenendo conto <text:span text:style-name="T8">dell’eventuale interfaccia grafica successivamente implementata e rispettando il più possibile i principi della programmazione ad oggetti.</text:span></text:p>
      <text:p text:style-name="P7"/>
      <text:p text:style-name="P27">3) Gerarchia di Utente</text:p>
      <text:p text:style-name="P8"/>
      <text:p text:style-name="P8">-<text:span text:style-name="T3">Utente</text:span>: è la classe base astratta della gerarchia.</text:p>
      <text:p text:style-name="P8"/>
      <text:p text:style-name="P8">La classe Utente è astratta in quanto il distruttore è virtuale puro.</text:p>
      <text:p text:style-name="P8">-<text:span text:style-name="T3">Giocatore</text:span>: è una classe concreta derivata da Utente.</text:p>
      <text:p text:style-name="P8">La classe Giocatore implementa il distruttore in modo da essere istanziabile.</text:p>
      <text:p text:style-name="P8">-<text:span text:style-name="T4">Maestro</text:span><text:span text:style-name="T9">: è una classe concreta derivata da Utente e ne implementa il distruttore in modo da poter essere istanziato.</text:span></text:p>
      <text:p text:style-name="P8">-<text:span text:style-name="T5">Admin</text:span><text:span text:style-name="T10">: è una classe concreta derivata da Utente.</text:span></text:p>
      <text:p text:style-name="P9">Admin è considerato il proprietario del Circolo di Tennis e come tale ne è presente uno solo.</text:p>
      <text:p text:style-name="P9">Questa caratteristica è ottenuta rendendo privati il costruttore, costruttore di copia e assegnazione, in modo tale che l’Utente comune non possa registrarsi come Admin.</text:p>
      <text:p text:style-name="P9">L’ unico oggetto di tipo Admin che viene creato durante tutta l’esecuzione del programma è durante la costruzione della classe Iscritti (contenitore di puntatori polimorfi a Utente),ottenuto mediante dichiarazione di amicizia in Admin.</text:p>
      <text:p text:style-name="P9"/>
      <text:p text:style-name="P9"><text:soft-page-break/></text:p>
      <text:p text:style-name="P29">4) Gerarchia di OradiTennis</text:p>
      <text:p text:style-name="P9"/>
      <text:p text:style-name="P9">-<text:span text:style-name="T3">OradiTennis</text:span>: come dice il nome, rappresenta una generica Ora di Tennis prenotabile all’interno del Circolo di Tennis.</text:p>
      <text:p text:style-name="P10">Un’OradiTennis è rappresentata dall’Utente iscritto al Circolo di Tennis che ha prenotato quell’Ora, dall’ora di inizio (compresa tra l’orario di apertura e l’orario di chiusura del Circolo) e dal Campo da Tennis asegnato; <text:span text:style-name="T11">Se L’Oraditennis è prenotata dopo le 18:00 sarà necessario attivare l’illuminazione artificiale per motivi di visibilità (rappresentato con un variabile booleana).</text:span></text:p>
      <text:p text:style-name="P23">La clase OradiTennis è la classe base astratta della gerarchia.</text:p>
      <text:p text:style-name="P11">La classe rende disponibile un metodo <text:span text:style-name="T15">virtuale </text:span>di prezzo <text:span text:style-name="T12">che ritorna il prezzo dell’OradiTennis comprendente il noleggio del campo, la quota fissa e l’eventuale supplemento per la luce artificiale.</text:span></text:p>
      <text:p text:style-name="P11">-<text:span text:style-name="T6">Partita</text:span><text:span text:style-name="T12">: la classe Partita è una specializzazione della classe base OradiTennis e rappresenta una Partita tra due Giocatori e, come tale, può essere prenotata solo da un Giocatore iscritto al Circolo.</text:span></text:p>
      <text:p text:style-name="P12">La classe Partita è concreta in quanto implementa il distruttore che era virtuale puro in OradiTennis.</text:p>
      <text:p text:style-name="P13">-<text:span text:style-name="T3">Lezione</text:span><text:span text:style-name="T13">: la classe Lezione rappresenta una Lezione tenuta da un Maestro di Tennis federale.</text:span></text:p>
      <text:p text:style-name="P25">Una Lezione può essere prenotata solo da un Maestro iscritto al Circolo.</text:p>
      <text:p text:style-name="P25">La classe fa un override del metodo prezzo presente nella classe base, aggiungendo al prezzo il compenso spettante al Maestro di 20.00 Euro.</text:p>
      <text:p text:style-name="P25"/>
      <text:p text:style-name="P35">5) Contenitore Iscritti</text:p>
      <text:p text:style-name="P24"/>
      <text:p text:style-name="P14">Gli iscritti all’interno del Circolo sono memorizzati in una std::list di puntatori polimorfi alla classe base astratta Utente.</text:p>
      <text:p text:style-name="P14">Ho scelto di usare una list invece di un vector in quanto è presente un metodo Disiscrivi che provoca l’eliminazione dell’oggetto puntato e tale metodo è più efficiente in una list.</text:p>
      <text:p text:style-name="P14">Ogni volta che l’esecuzione del programma termina gli iscritti al Circolo vengono salvati in un file xml chiamato Iscritti.xml <text:s/>contente tipo(Admin, Giocatore, Maestro ed eventua<text:span text:style-name="T17">l</text:span>i altri tipi successivamente inseriti…), Username e Password per il login.</text:p>
      <text:p text:style-name="P14">Quando il programma viene avviato vengono <text:span text:style-name="T14">reinseriti tutti gli Utenti Iscritti salvati nel file Iscritti.xml.</text:span></text:p>
      <text:p text:style-name="P16">La classe Iscritti fornisce un metodo di ricerca trovaUtente in base all’Username che si sta cercando e un metodo per contare il numero di Maestri iscritti al Circolo.</text:p>
      <text:p text:style-name="P16"/>
      <text:p text:style-name="P30">6) Contenitore CalendarioGiornaliero</text:p>
      <text:p text:style-name="P16"/>
      <text:p text:style-name="P17">Le prenotazioni sono memorizzate in una std::list di puntatori polimorfi alla classe base astratta OradiTennis.</text:p>
      <text:p text:style-name="P17">Il contenitore list in questo caso era il più efficiente in quanto è molto probabile l’aggiunta di OrediTennis in mezzo alla list e sono presenti diversi metodi di eliminazione di Prenotazioni.</text:p>
      <text:p text:style-name="P17">L’ordine in cui tali prenotazioni sono memorizzate è fondamentale in quanto saranno ordinate in ordine crescente in base all’orario e, se due OrediTennis hanno la stessa Ora di inizio saranno ordinate <text:span text:style-name="T16">sempre in ordine crescente</text:span> in base al Campo assegnato.</text:p>
      <text:p text:style-name="P18">La classe Calendario rende disponibile un metodo di Prenotazione con comportamento diverso in base all’Utente che effettua la Prenotazione.</text:p>
      <text:p text:style-name="P15"><text:soft-page-break/>Ogni volta che l’esecuzione del programma termina <text:span text:style-name="T17">le OrediTennis prenotate</text:span> vengono salvati in un file xml chiamato <text:span text:style-name="T17">Prenotazioni</text:span>.xml <text:s/>contente tipo(<text:span text:style-name="T17">Partita</text:span>, <text:span text:style-name="T17">Lezione</text:span> ed eventua<text:span text:style-name="T17">l</text:span>i altri tipi successivamente inseriti…), <text:span text:style-name="T17">Username dell’Utente che ha prenotato, Campo e Ora di inizio</text:span>.</text:p>
      <text:p text:style-name="P15">Quando il programma viene avviato vengono <text:span text:style-name="T14">reinserite tutte le Prenotazioni salvate nel file prenotazioni.xml.</text:span></text:p>
      <text:p text:style-name="P18"/>
      <text:p text:style-name="P18"/>
      <text:p text:style-name="P31">7) Classe CircoloTennistico</text:p>
      <text:p text:style-name="P19"/>
      <text:p text:style-name="P19">CircoloTennistico rappresenta la base dell’applicazione, effettua il salvataggio e il caricamento degli Iscritti e di CalendarioGiornaliero.</text:p>
      <text:p text:style-name="P20">La classe in un certo senso può essere vista come un controller (design pattern MVC) in quanto contiene puntatori pubblici statici a Iscritti e a CalendarioGiornaliero e un puntatore polimorfo ad Utente che rappresenta l’Utente attualmente loggato nel’appicazione.</text:p>
      <text:p text:style-name="P20"/>
      <text:p text:style-name="P32">8) GUI</text:p>
      <text:p text:style-name="P20"/>
      <text:p text:style-name="P20">L’interfaccia è rappresentata da due finestre. La prima che si incontra chiamata LoginWindow permette il login mediante Username e Password di un Utente già Iscritto al Circolo oppure permette la registrazione di un nuovo Utente che dovrà scegliere i propri Username e Password e scegliere se si vuole Iscrivere come Maestro o come Giocatore; La registrazione effettua automaticamente il login.</text:p>
      <text:p text:style-name="P20">In base a che tipo di Utente abbia effettuato il Login si apre una nuova finestra chiamata PannelloGiocatore, PannelloMaestro e PannelloAdmin rispettivamente per lil login di un Giocatore,Maestro o Admin.</text:p>
      <text:p text:style-name="P20">I tre tipi di Pannello sopra citati sono in realtà classi derivate da una unica classe base chiamata PannelloUtente che racchiude la Gui e le funzioni comuni ai tre (o più se successivamente difiniti) tipi di Utenti.</text:p>
      <text:p text:style-name="P21">La classe PannelloUtente rende disponibili degli slot virtuali che vengono overridati nelle classi derivate.</text:p>
      <text:p text:style-name="P21">I vari tipi di Pannelli rendono possibile mediante una semplice interfaccia la Prenotazione di una Ora di Tennis, l’eliminazione di una Ora di Tennis con diverso comportamento in base a che tipo di Utente è attualmente loggato, consultare statistiche come il numero di partite e lezioni (e in aggiunta per l’Admin è presente il guadagno giornaliero dato dalla somma dei prezzi di tutte le Ore prenotate), Disiscrizione dell’Utente dal Circolo e Logout che riportano entrambi alla schermata di Login.</text:p>
      <text:p text:style-name="P21">Inoltre è presente una tabella contenente tutte le Prenotazioni della Giornatain Ordine di Orario e di Campo.</text:p>
      <text:p text:style-name="P21">Notare che tutto il codice per la realizzazione della GUI è stato scritto a mano senza il minimo utilizzo del Designer offerto da Qt; Questo per una migliore gestione degli elementi dell’interfaccia e per una più facile mantenibilità e futura estensibilità del codice.</text:p>
      <text:p text:style-name="P21"/>
      <text:p text:style-name="P34">9) Istruzioni per l’uitlizzo</text:p>
      <text:p text:style-name="P21"/>
      <text:p text:style-name="P21">Il programma risulta completamente funzionante compile time e run time <text:span text:style-name="T18">attraverso l’uso dei comandi da lei utilizzati per la compilazione/esecuzione del programma.</text:span></text:p>
      <text:p text:style-name="P21"/>
      <text:p text:style-name="P22"/>
      <text:p text:style-name="P22"/>
      <text:p text:style-name="P33">10) Credenziali per l’accesso</text:p>
      <text:p text:style-name="P22"><text:soft-page-break/></text:p>
      <text:p text:style-name="P22">Vengono forniti 3 Utenti iniziali con i quali è possibile utilizzare a pieno tutte le funzionalità dell’applicazione ma si senta pienamente libero di creare quanti più Utenti voglia.</text:p>
      <text:p text:style-name="P22">Vengono inoltre già inserite delle Partite e Lezioni precedentemente prenotate.</text:p>
      <text:p text:style-name="P22"/>
      <text:p text:style-name="P22">Admin: <text:s text:c="10"/>Username:”Admin” <text:s text:c="9"/>Password:”12345”</text:p>
      <text:p text:style-name="P22">Maestro: <text:s text:c="7"/>Username:”Giuliano” <text:s text:c="6"/>Password:”12345”</text:p>
      <text:p text:style-name="P22">Giocatore: <text:s text:c="4"/>Username:”Giorgio” <text:s text:c="8"/>Password:”12345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7:15:57.690814460</meta:creation-date>
    <dc:date>2017-03-12T20:51:11.363000000</dc:date>
    <meta:editing-duration>PT3H45M</meta:editing-duration>
    <meta:editing-cycles>8</meta:editing-cycles>
    <meta:generator>LibreOffice/5.2.3.3$Windows_X86_64 LibreOffice_project/d54a8868f08a7b39642414cf2c8ef2f228f780cf</meta:generator>
    <meta:document-statistic meta:table-count="0" meta:image-count="0" meta:object-count="0" meta:page-count="5" meta:paragraph-count="70" meta:word-count="1396" meta:character-count="9321" meta:non-whitespace-character-count="7935"/>
  </office:meta>
</office:document-meta>
</file>